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IRANDA NEYTE YOSEP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2601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00784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IRANDA NEYTE YOSEP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260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 007 84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5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2/2021</text:p>
          </table:table-cell>
          <table:table-cell table:style-name="Tabla2.A3" office:value-type="string">
            <text:p text:style-name="P22">99822535</text:p>
          </table:table-cell>
          <table:table-cell table:style-name="Tabla2.D3" office:value-type="string">
            <text:p text:style-name="P23">5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2T16:52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